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9A000000C85DB58A37AAD2AC9E.png" manifest:media-type="image/png"/>
  <manifest:file-entry manifest:full-path="Pictures/10000000000004A000000099C6590D20E825C94B.png" manifest:media-type="image/png"/>
  <manifest:file-entry manifest:full-path="Pictures/100000000000027F000000E7A3B9430AA625F4EF.png" manifest:media-type="image/png"/>
  <manifest:file-entry manifest:full-path="Pictures/100000000000012F000000CE387E46D9DDFC1C08.png" manifest:media-type="image/png"/>
  <manifest:file-entry manifest:full-path="Pictures/1000000000000087000001A1A6F4D85C0A58A490.png" manifest:media-type="image/png"/>
  <manifest:file-entry manifest:full-path="Pictures/1000000000000473000000E4E69F2168C8553165.png" manifest:media-type="image/png"/>
  <manifest:file-entry manifest:full-path="Pictures/100000000000027F000001A3637EB5B3EC4C7114.png" manifest:media-type="image/png"/>
  <manifest:file-entry manifest:full-path="Pictures/10000000000001500000016792D1DDB7930C6F70.png" manifest:media-type="image/png"/>
  <manifest:file-entry manifest:full-path="Pictures/10000000000000AB000000929F9776A846759EF4.png" manifest:media-type="image/png"/>
  <manifest:file-entry manifest:full-path="Pictures/100000000000030900000113C7E2BCDC77D39D8D.png" manifest:media-type="image/png"/>
  <manifest:file-entry manifest:full-path="Pictures/1000020100000113000000443C423B023B1D6247.png" manifest:media-type="image/png"/>
  <manifest:file-entry manifest:full-path="Pictures/10000000000000AB00000092D099246993F863F5.png" manifest:media-type="image/png"/>
  <manifest:file-entry manifest:full-path="Pictures/100002010000011300000044566B6F9E81E45AC6.png" manifest:media-type="image/png"/>
  <manifest:file-entry manifest:full-path="Pictures/100000000000038A000001C4D7ABFAAA8316F60F.png" manifest:media-type="image/png"/>
  <manifest:file-entry manifest:full-path="Pictures/100000000000036B000000AB8478ED1D7C446ECC.png" manifest:media-type="image/png"/>
  <manifest:file-entry manifest:full-path="Pictures/100000000000028D000001A59E0FAF53D380B55A.png" manifest:media-type="image/png"/>
  <manifest:file-entry manifest:full-path="Pictures/1000000000000393000000B38FE002CAE92DA691.png" manifest:media-type="image/png"/>
  <manifest:file-entry manifest:full-path="Pictures/100000000000033F000001DC331D6D48A1CCF58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772e55" officeooo:paragraph-rsid="007f8feb" style:font-weight-asian="normal" style:font-weight-complex="normal"/>
    </style:style>
    <style:style style:name="P2" style:family="paragraph" style:parent-style-name="Standard">
      <style:paragraph-properties fo:text-align="justify" style:justify-single-word="false"/>
      <style:text-properties fo:font-weight="normal" officeooo:rsid="003848af" officeooo:paragraph-rsid="003848af" style:font-weight-asian="normal" style:font-weight-complex="normal"/>
    </style:style>
    <style:style style:name="P3" style:family="paragraph" style:parent-style-name="Standard">
      <style:paragraph-properties fo:text-align="justify" style:justify-single-word="false"/>
      <style:text-properties fo:font-weight="normal" officeooo:rsid="003a55df" officeooo:paragraph-rsid="003a55df" style:font-weight-asian="normal" style:font-weight-complex="normal"/>
    </style:style>
    <style:style style:name="P4" style:family="paragraph" style:parent-style-name="Standard">
      <style:paragraph-properties fo:text-align="justify" style:justify-single-word="false"/>
      <style:text-properties fo:font-weight="normal" officeooo:rsid="003c7122" officeooo:paragraph-rsid="003ef3c8" style:font-weight-asian="normal" style:font-weight-complex="normal"/>
    </style:style>
    <style:style style:name="P5" style:family="paragraph" style:parent-style-name="Standard">
      <style:paragraph-properties fo:text-align="justify" style:justify-single-word="false"/>
      <style:text-properties fo:font-weight="normal" officeooo:rsid="003ef3c8" officeooo:paragraph-rsid="003ef3c8" style:font-weight-asian="normal" style:font-weight-complex="normal"/>
    </style:style>
    <style:style style:name="P6" style:family="paragraph" style:parent-style-name="Standard">
      <style:paragraph-properties fo:text-align="justify" style:justify-single-word="false"/>
      <style:text-properties fo:font-weight="normal" officeooo:rsid="00484e84" officeooo:paragraph-rsid="00484e84" style:font-weight-asian="normal" style:font-weight-complex="normal"/>
    </style:style>
    <style:style style:name="P7" style:family="paragraph" style:parent-style-name="Standard">
      <style:paragraph-properties fo:text-align="justify" style:justify-single-word="false"/>
      <style:text-properties fo:font-weight="normal" officeooo:rsid="004e5860" officeooo:paragraph-rsid="004f1d0c" style:font-weight-asian="normal" style:font-weight-complex="normal"/>
    </style:style>
    <style:style style:name="P8" style:family="paragraph" style:parent-style-name="Standard">
      <style:paragraph-properties fo:text-align="justify" style:justify-single-word="false"/>
      <style:text-properties fo:font-weight="normal" officeooo:rsid="004e5860" officeooo:paragraph-rsid="0052c53d" style:font-weight-asian="normal" style:font-weight-complex="normal"/>
    </style:style>
    <style:style style:name="P9" style:family="paragraph" style:parent-style-name="Standard">
      <style:paragraph-properties fo:text-align="justify" style:justify-single-word="false"/>
      <style:text-properties fo:font-weight="normal" officeooo:rsid="004e5860" officeooo:paragraph-rsid="005e6493" style:font-weight-asian="normal" style:font-weight-complex="normal"/>
    </style:style>
    <style:style style:name="P10" style:family="paragraph" style:parent-style-name="Standard">
      <style:paragraph-properties fo:text-align="justify" style:justify-single-word="false"/>
      <style:text-properties fo:font-weight="normal" officeooo:rsid="004f1d0c" officeooo:paragraph-rsid="0052c53d" style:font-weight-asian="normal" style:font-weight-complex="normal"/>
    </style:style>
    <style:style style:name="P11" style:family="paragraph" style:parent-style-name="Standard">
      <style:paragraph-properties fo:text-align="justify" style:justify-single-word="false"/>
      <style:text-properties fo:font-weight="normal" officeooo:rsid="004f1d0c" officeooo:paragraph-rsid="005e6493" style:font-weight-asian="normal" style:font-weight-complex="normal"/>
    </style:style>
    <style:style style:name="P12" style:family="paragraph" style:parent-style-name="Standard">
      <style:paragraph-properties fo:text-align="justify" style:justify-single-word="false"/>
      <style:text-properties fo:font-weight="normal" officeooo:rsid="00610eb9" officeooo:paragraph-rsid="006ec374" style:font-weight-asian="normal" style:font-weight-complex="normal"/>
    </style:style>
    <style:style style:name="P13" style:family="paragraph" style:parent-style-name="Standard">
      <style:paragraph-properties fo:text-align="justify" style:justify-single-word="false"/>
      <style:text-properties fo:font-weight="normal" officeooo:rsid="006ec374" officeooo:paragraph-rsid="006ec374" style:font-weight-asian="normal" style:font-weight-complex="normal"/>
    </style:style>
    <style:style style:name="P14" style:family="paragraph" style:parent-style-name="Standard">
      <style:paragraph-properties fo:text-align="justify" style:justify-single-word="false"/>
      <style:text-properties fo:font-weight="bold" officeooo:rsid="000770f9" officeooo:paragraph-rsid="000770f9" style:font-weight-asian="bold" style:font-weight-complex="bold"/>
    </style:style>
    <style:style style:name="P15" style:family="paragraph" style:parent-style-name="Standard">
      <style:paragraph-properties fo:text-align="justify" style:justify-single-word="false"/>
      <style:text-properties fo:font-weight="bold" officeooo:rsid="000b4d57" officeooo:paragraph-rsid="000b4d57" style:font-weight-asian="bold" style:font-weight-complex="bold"/>
    </style:style>
    <style:style style:name="P16" style:family="paragraph" style:parent-style-name="Standard">
      <style:paragraph-properties fo:text-align="justify" style:justify-single-word="false"/>
      <style:text-properties fo:font-weight="bold" officeooo:rsid="00370355" officeooo:paragraph-rsid="00370355" style:font-weight-asian="bold" style:font-weight-complex="bold"/>
    </style:style>
    <style:style style:name="P17" style:family="paragraph" style:parent-style-name="Standard">
      <style:paragraph-properties fo:text-align="justify" style:justify-single-word="false"/>
      <style:text-properties fo:font-weight="bold" officeooo:rsid="004c8feb" officeooo:paragraph-rsid="004c8feb" style:font-weight-asian="bold" style:font-weight-complex="bold"/>
    </style:style>
    <style:style style:name="P18" style:family="paragraph" style:parent-style-name="Standard">
      <style:paragraph-properties fo:text-align="justify" style:justify-single-word="false"/>
      <style:text-properties fo:font-weight="bold" officeooo:rsid="005e6493" officeooo:paragraph-rsid="005e6493" style:font-weight-asian="bold" style:font-weight-complex="bold"/>
    </style:style>
    <style:style style:name="P19" style:family="paragraph" style:parent-style-name="Standard">
      <style:paragraph-properties fo:text-align="justify" style:justify-single-word="false"/>
      <style:text-properties officeooo:rsid="000770f9" officeooo:paragraph-rsid="000770f9"/>
    </style:style>
    <style:style style:name="P20" style:family="paragraph" style:parent-style-name="Standard">
      <style:paragraph-properties fo:text-align="justify" style:justify-single-word="false"/>
      <style:text-properties officeooo:rsid="00041842" officeooo:paragraph-rsid="000770f9"/>
    </style:style>
    <style:style style:name="P21" style:family="paragraph" style:parent-style-name="Standard">
      <style:paragraph-properties fo:text-align="justify" style:justify-single-word="false"/>
      <style:text-properties officeooo:rsid="00041842" officeooo:paragraph-rsid="00041842"/>
    </style:style>
    <style:style style:name="P22" style:family="paragraph" style:parent-style-name="Standard">
      <style:paragraph-properties fo:text-align="justify" style:justify-single-word="false"/>
      <style:text-properties officeooo:rsid="0004acfe" officeooo:paragraph-rsid="000770f9"/>
    </style:style>
    <style:style style:name="P23" style:family="paragraph" style:parent-style-name="Standard">
      <style:paragraph-properties fo:text-align="justify" style:justify-single-word="false"/>
      <style:text-properties officeooo:rsid="0013c271" officeooo:paragraph-rsid="0013c271"/>
    </style:style>
    <style:style style:name="P24" style:family="paragraph" style:parent-style-name="Standard">
      <style:paragraph-properties fo:text-align="justify" style:justify-single-word="false"/>
      <style:text-properties officeooo:rsid="000793d7" officeooo:paragraph-rsid="000793d7"/>
    </style:style>
    <style:style style:name="P25" style:family="paragraph" style:parent-style-name="Standard">
      <style:paragraph-properties fo:text-align="justify" style:justify-single-word="false"/>
      <style:text-properties officeooo:rsid="0008f2fd" officeooo:paragraph-rsid="0008f2fd"/>
    </style:style>
    <style:style style:name="P26" style:family="paragraph" style:parent-style-name="Standard">
      <style:paragraph-properties fo:text-align="justify" style:justify-single-word="false"/>
      <style:text-properties officeooo:rsid="000c8740" officeooo:paragraph-rsid="000dab28"/>
    </style:style>
    <style:style style:name="P27" style:family="paragraph" style:parent-style-name="Standard">
      <style:paragraph-properties fo:text-align="justify" style:justify-single-word="false"/>
      <style:text-properties officeooo:rsid="000dab28" officeooo:paragraph-rsid="000dab28"/>
    </style:style>
    <style:style style:name="P28" style:family="paragraph" style:parent-style-name="Standard">
      <style:paragraph-properties fo:text-align="justify" style:justify-single-word="false"/>
      <style:text-properties officeooo:rsid="00191c15" officeooo:paragraph-rsid="00239f55"/>
    </style:style>
    <style:style style:name="P29" style:family="paragraph" style:parent-style-name="Standard">
      <style:paragraph-properties fo:text-align="justify" style:justify-single-word="false"/>
      <style:text-properties officeooo:rsid="001a6198" officeooo:paragraph-rsid="00239f55"/>
    </style:style>
    <style:style style:name="P30" style:family="paragraph" style:parent-style-name="Standard">
      <style:paragraph-properties fo:text-align="justify" style:justify-single-word="false"/>
      <style:text-properties officeooo:rsid="00249719" officeooo:paragraph-rsid="003012c4"/>
    </style:style>
    <style:style style:name="P31" style:family="paragraph" style:parent-style-name="Standard">
      <style:paragraph-properties fo:text-align="justify" style:justify-single-word="false"/>
      <style:text-properties officeooo:rsid="00249719" officeooo:paragraph-rsid="0023fdb8"/>
    </style:style>
    <style:style style:name="P32" style:family="paragraph" style:parent-style-name="Standard">
      <style:paragraph-properties fo:text-align="justify" style:justify-single-word="false"/>
      <style:text-properties officeooo:rsid="00249719" officeooo:paragraph-rsid="00263a62"/>
    </style:style>
    <style:style style:name="P33" style:family="paragraph" style:parent-style-name="Standard">
      <style:paragraph-properties fo:text-align="justify" style:justify-single-word="false"/>
      <style:text-properties officeooo:rsid="00249719" officeooo:paragraph-rsid="0028b7b5"/>
    </style:style>
    <style:style style:name="P34" style:family="paragraph" style:parent-style-name="Standard">
      <style:paragraph-properties fo:text-align="justify" style:justify-single-word="false"/>
      <style:text-properties officeooo:rsid="0020a442" officeooo:paragraph-rsid="0023fdb8"/>
    </style:style>
    <style:style style:name="P35" style:family="paragraph" style:parent-style-name="Standard">
      <style:paragraph-properties fo:text-align="justify" style:justify-single-word="false"/>
      <style:text-properties officeooo:rsid="0020a442" officeooo:paragraph-rsid="003012c4"/>
    </style:style>
    <style:style style:name="P36" style:family="paragraph" style:parent-style-name="Standard">
      <style:paragraph-properties fo:text-align="justify" style:justify-single-word="false"/>
      <style:text-properties officeooo:rsid="00263a62" officeooo:paragraph-rsid="002a206a"/>
    </style:style>
    <style:style style:name="P37" style:family="paragraph" style:parent-style-name="Standard">
      <style:paragraph-properties fo:text-align="justify" style:justify-single-word="false"/>
      <style:text-properties officeooo:rsid="0029bc83" officeooo:paragraph-rsid="0029bc83"/>
    </style:style>
    <style:style style:name="P38" style:family="paragraph" style:parent-style-name="Standard">
      <style:paragraph-properties fo:text-align="justify" style:justify-single-word="false"/>
      <style:text-properties fo:font-weight="normal" officeooo:rsid="007f8feb" officeooo:paragraph-rsid="00802e45" style:font-weight-asian="normal" style:font-weight-complex="normal"/>
    </style:style>
    <style:style style:name="P39" style:family="paragraph" style:parent-style-name="Standard">
      <style:paragraph-properties fo:text-align="justify" style:justify-single-word="false"/>
      <style:text-properties fo:font-weight="normal" officeooo:rsid="00772e55" officeooo:paragraph-rsid="007f8feb" style:font-weight-asian="normal" style:font-weight-complex="normal"/>
    </style:style>
    <style:style style:name="P40" style:family="paragraph" style:parent-style-name="Standard">
      <style:paragraph-properties fo:text-align="justify" style:justify-single-word="false"/>
      <style:text-properties fo:font-weight="normal" officeooo:rsid="00839ce7" officeooo:paragraph-rsid="00839ce7" style:font-weight-asian="normal" style:font-weight-complex="normal"/>
    </style:style>
    <style:style style:name="P41" style:family="paragraph" style:parent-style-name="Standard">
      <style:paragraph-properties fo:text-align="justify" style:justify-single-word="false"/>
      <style:text-properties fo:font-weight="normal" officeooo:rsid="0062f12b" officeooo:paragraph-rsid="00839ce7" style:font-weight-asian="normal" style:font-weight-complex="normal"/>
    </style:style>
    <style:style style:name="P42" style:family="paragraph" style:parent-style-name="Standard">
      <style:paragraph-properties fo:text-align="justify" style:justify-single-word="false"/>
      <style:text-properties fo:font-weight="normal" officeooo:rsid="0083cbaa" officeooo:paragraph-rsid="0083cbaa" style:font-weight-asian="normal" style:font-weight-complex="normal"/>
    </style:style>
    <style:style style:name="P43" style:family="paragraph" style:parent-style-name="Standard">
      <style:paragraph-properties fo:text-align="justify" style:justify-single-word="false"/>
      <style:text-properties fo:font-weight="normal" officeooo:rsid="008c4cb8" officeooo:paragraph-rsid="008c4cb8" style:font-weight-asian="normal" style:font-weight-complex="normal"/>
    </style:style>
    <style:style style:name="P44" style:family="paragraph" style:parent-style-name="Standard">
      <style:paragraph-properties fo:text-align="justify" style:justify-single-word="false"/>
      <style:text-properties officeooo:rsid="00870489" officeooo:paragraph-rsid="00870489"/>
    </style:style>
    <style:style style:name="P45" style:family="paragraph" style:parent-style-name="Standard">
      <style:paragraph-properties fo:text-align="justify" style:justify-single-word="false"/>
      <style:text-properties officeooo:rsid="0088175a" officeooo:paragraph-rsid="0088175a"/>
    </style:style>
    <style:style style:name="P46" style:family="paragraph" style:parent-style-name="Standard">
      <style:paragraph-properties fo:text-align="justify" style:justify-single-word="false"/>
      <style:text-properties fo:font-weight="bold" officeooo:rsid="008c4cb8" officeooo:paragraph-rsid="008c4cb8" style:font-weight-asian="bold" style:font-weight-complex="bold"/>
    </style:style>
    <style:style style:name="T1" style:family="text">
      <style:text-properties officeooo:rsid="0004acfe"/>
    </style:style>
    <style:style style:name="T2" style:family="text">
      <style:text-properties officeooo:rsid="00095e4d"/>
    </style:style>
    <style:style style:name="T3" style:family="text">
      <style:text-properties officeooo:rsid="00096577"/>
    </style:style>
    <style:style style:name="T4" style:family="text">
      <style:text-properties officeooo:rsid="000b4d57"/>
    </style:style>
    <style:style style:name="T5" style:family="text">
      <style:text-properties officeooo:rsid="000efb33"/>
    </style:style>
    <style:style style:name="T6" style:family="text">
      <style:text-properties officeooo:rsid="000f04fa"/>
    </style:style>
    <style:style style:name="T7" style:family="text">
      <style:text-properties officeooo:rsid="001223ea"/>
    </style:style>
    <style:style style:name="T8" style:family="text">
      <style:text-properties officeooo:rsid="0013fb4d"/>
    </style:style>
    <style:style style:name="T9" style:family="text">
      <style:text-properties officeooo:rsid="0014b6ab"/>
    </style:style>
    <style:style style:name="T10" style:family="text">
      <style:text-properties officeooo:rsid="0016ba14"/>
    </style:style>
    <style:style style:name="T11" style:family="text">
      <style:text-properties officeooo:rsid="001a6198"/>
    </style:style>
    <style:style style:name="T12" style:family="text">
      <style:text-properties officeooo:rsid="00213929"/>
    </style:style>
    <style:style style:name="T13" style:family="text">
      <style:text-properties officeooo:rsid="0023fdb8"/>
    </style:style>
    <style:style style:name="T14" style:family="text">
      <style:text-properties officeooo:rsid="0024a503"/>
    </style:style>
    <style:style style:name="T15" style:family="text">
      <style:text-properties officeooo:rsid="003012c4"/>
    </style:style>
    <style:style style:name="T16" style:family="text">
      <style:text-properties officeooo:rsid="00385459"/>
    </style:style>
    <style:style style:name="T17" style:family="text">
      <style:text-properties officeooo:rsid="0038d0df"/>
    </style:style>
    <style:style style:name="T18" style:family="text">
      <style:text-properties officeooo:rsid="003af0c3"/>
    </style:style>
    <style:style style:name="T19" style:family="text">
      <style:text-properties officeooo:rsid="003ddcaf"/>
    </style:style>
    <style:style style:name="T20" style:family="text">
      <style:text-properties officeooo:rsid="004a1085"/>
    </style:style>
    <style:style style:name="T21" style:family="text">
      <style:text-properties officeooo:rsid="0062f12b"/>
    </style:style>
    <style:style style:name="T22" style:family="text">
      <style:text-properties officeooo:rsid="00663611"/>
    </style:style>
    <style:style style:name="T23" style:family="text">
      <style:text-properties officeooo:rsid="0077b846"/>
    </style:style>
    <style:style style:name="T24" style:family="text">
      <style:text-properties officeooo:rsid="0083cbaa"/>
    </style:style>
    <style:style style:name="T25" style:family="text">
      <style:text-properties officeooo:rsid="00858c44"/>
    </style:style>
    <style:style style:name="T26" style:family="text">
      <style:text-properties officeooo:rsid="0088cad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Background of <text:span text:style-name="T4">Q</text:span>uantum <text:span text:style-name="T4">C</text:span>omputing</text:p>
      <text:p text:style-name="P19"/>
      <text:p text:style-name="P20">The general <text:span text:style-name="T1">steps</text:span> of computing <text:span text:style-name="T1">are</text:span> <text:span text:style-name="T1">as follows. First, we make a lot of initial states. Then we operations on them. Ultimately they evolve into their final states and we measure them to get the information we want. In classical computing, a physical state is represented by voltage and operations are the gates in digital circuits. One bit can have two states, high voltage or low voltage.</text:span></text:p>
      <text:p text:style-name="P22"/>
      <text:p text:style-name="P22">In quantum computing, however, the physical state is a quantum state which can have a superposition. Superposition means that a quantum state can stay in both state 1 and state 0 at the same time. We call it a qubit. Similar to the classical gates in digital circuits, operations on qubits are quantum gates. There are different kinds physical implementation of quantum circuits, one of the most common approaches is microwave. We can exert microwave on the qubits to operate their states.</text:p>
      <text:p text:style-name="P20"/>
      <text:p text:style-name="P23">Mathematically a qubit can be represented by a ve<text:span text:style-name="T8">ctor</text:span> (\alpha \beta) which means \alpha 0 + \beta 1. \alpha and \beta are the coefficients of superposition. A quantum gate is represented by a matrix ( ). So do<text:span text:style-name="T8">ing</text:span> <text:span text:style-name="T8">an </text:span>operation on a qubit <text:span text:style-name="T8">through a quantum gate</text:span> is to multiply <text:span text:style-name="T8">the quantum gate</text:span> <text:span text:style-name="T8">m</text:span>atrix <text:span text:style-name="T9">with the qubit vector and it turns out to be a new vector which represents the result qubit.</text:span></text:p>
      <text:p text:style-name="P20"/>
      <text:p text:style-name="P24">There are mainly two kinds of quantum gates, single-qubit gates and two-qubit gates. <text:span text:style-name="T10">The former one operates just one qubit and the latter one operates two qubits. Here are the common single-qubit gates and their matrix form. Among them, Hadamard gate has a special property that HH=I, I is the identity matrix. So two sequential Hadamard gates can offset each other because their total effect is equivalent with doing nothing to the qubit. This is very useful in bridge transformation discussed below. The most commonly used two-qubit gate is CNOT gate. CNOT(x,y) denotes a CNOT gate between qubit x and y. Qubit x is called the controlling qubit and qubit y is the controlled qubit. CNOT(x,y) and CNOT(y,x) are different quantum gates because they have different effects on the qubit states. <text:s/></text:span></text:p>
      <text:p text:style-name="P24"/>
      <text:p text:style-name="P24"><draw:frame draw:style-name="fr1" draw:name="Image1" text:anchor-type="paragraph" svg:x="1.5173in" svg:y="0.0654in" svg:width="3.3602in" svg:height="2.2035in" draw:z-index="0"><draw:image xlink:href="Pictures/100000000000027F000001A3637EB5B3EC4C7114.png" xlink:type="simple" xlink:show="embed" xlink:actuate="onLoad" loext:mime-type="image/png"/></draw:frame></text:p>
      <text:p text:style-name="P24"/>
      <text:p text:style-name="P24"/>
      <text:p text:style-name="P24">Theory: All the single-qubit gates and CNOT gate can achieve all quantum logic. So the only two-qubit gate appearing in the quantum circuits is CNOT gate.</text:p>
      <text:p text:style-name="P24"/>
      <text:p text:style-name="P25">The <text:span text:style-name="T3">software </text:span>toolflow of quantum computing is as follows. First we write our algorithm in a high-level language, and then put it into the compiler. The compiler conducts some optimizations on our original codes and generate the concrete quantum circuits which is described in a certain kind of assembly language such as QASM. The qubit used in a quantum circuit is pseudo qubit because they haven’t been mapped into the real hardware. So <text:span text:style-name="T17">the last</text:span> step <text:span text:style-name="T17">of software toolflow</text:span> is to <text:span text:style-name="T2">map the pseudo qubits into the physical qubits in the hardware which is called qubit allocation. <text:s/></text:span></text:p>
      <text:p text:style-name="P25"/>
      <text:p text:style-name="P15"/>
      <text:p text:style-name="P15"/>
      <text:p text:style-name="P15"><text:soft-page-break/></text:p>
      <text:p text:style-name="P15"/>
      <text:p text:style-name="P15"/>
      <text:p text:style-name="P15">Qubit Allocation</text:p>
      <text:p text:style-name="P15"/>
      <text:p text:style-name="P26">Here is the quantum computing hardware offered by IBM which is called ibmqx2. Each node in the hardware graph represents a physical qubit and each edge means there’s a unidirectional connection between the two physical qubits. So the hardware graph is a hardware network with unidirectional edges. Physically different qubits have various frequencies and only the qubit with higher frequency <text:s/>can control the qubit with lower frequency, otherwise it will be a weak link. So CNOT operations can only be implemented between the connected qubits with specific direction. <text:span text:style-name="T7">For example, there’s an edge from physical qubit Q0 to Q1, it means CNOT(Q0,Q1) can be implemented in the hardware but CNOT(Q1,Q0) is prohibited. This characteristic of the architecture can bring problems for qubit allocation.</text:span> </text:p>
      <text:p text:style-name="P26"><draw:frame draw:style-name="fr2" draw:name="Image2" text:anchor-type="paragraph" svg:width="2.0098in" svg:height="1.8646in" draw:z-index="1"><draw:image xlink:href="Pictures/10000000000001500000016792D1DDB7930C6F70.png" xlink:type="simple" xlink:show="embed" xlink:actuate="onLoad" loext:mime-type="image/png"/></draw:frame></text:p>
      <text:p text:style-name="P27">Example 1:</text:p>
      <text:p text:style-name="P27">This is a quantum circuit. It <text:span text:style-name="T6">consists of</text:span> several single-qubit gates and CNOT gates. We extract the operands of CNOT gates and form a sequence <text:span text:style-name="T5">which is called dependency sequence. The item (qx,qy) in dependency sequence means there’s a CNOT(qx, qy) gate in the circuit where qx, qy represent pseudo qubits. Here is the dependency sequence of the quantum circuit. Our goal is to map all the pseudo qubits in the quantum circuit to the physical qubits in the hardware and implement all the CNOT gates in dependency sequence. To show this task more clearly, we can draw a directed graph which is called coupling graph based on the dependency sequence. The unidirectional edge between q0 and q1 in the coupling graph denotes there’s a CNOT operation from q0 to q1. All the pseudo qubits and CNOT gates in the quantum circuit comprise the coupling graph. Therefore, our job is to find a subgraph in the hardware graph which can match all the directed edges in the coupling graph. However, it’s impossible to find such a mapping under most of the cases. For example, the quantum circuits we show cannot be satisfied by the ibmqx2. Just look at the pseudo qubit q1 in the coupling graph, its in-degree is 2 and out-degree is 1 and no such vertex can be find in the hardware graph. So it’s impossible to find a mapping between pseudo qubits and physical qubits to implement all the CNOT gates in the dependency sequence.</text:span></text:p>
      <text:p text:style-name="P27"><draw:frame draw:style-name="fr1" draw:name="Image5" text:anchor-type="paragraph" svg:x="5.8736in" svg:y="0.4646in" svg:width="0.8346in" svg:height="2.5772in" draw:z-index="4"><draw:image xlink:href="Pictures/1000000000000087000001A1A6F4D85C0A58A490.png" xlink:type="simple" xlink:show="embed" xlink:actuate="onLoad" loext:mime-type="image/png"/></draw:frame><draw:frame draw:style-name="fr1" draw:name="Image4" text:anchor-type="paragraph" svg:x="3.3929in" svg:y="0.7972in" svg:width="1.861in" svg:height="1.2654in" draw:z-index="3"><draw:image xlink:href="Pictures/100000000000012F000000CE387E46D9DDFC1C08.png" xlink:type="simple" xlink:show="embed" xlink:actuate="onLoad" loext:mime-type="image/png"/></draw:frame><draw:frame draw:style-name="fr1" draw:name="Image3" text:anchor-type="paragraph" svg:x="-0.4937in" svg:y="0.9228in" svg:width="3.3591in" svg:height="1.2146in" draw:z-index="2"><draw:image xlink:href="Pictures/100000000000027F000000E7A3B9430AA625F4EF.png" xlink:type="simple" xlink:show="embed" xlink:actuate="onLoad" loext:mime-type="image/png"/></draw:frame></text:p>
      <text:p text:style-name="P27"/>
      <text:p text:style-name="P27"/>
      <text:p text:style-name="P27"><text:soft-page-break/></text:p>
      <text:p text:style-name="P28">To solve this problem, we need to some transformations <text:span text:style-name="T11">on the original quantum circuits, that is, add some additional gates to the original circuit and enable it to satisfy the dependency sequence. </text:span></text:p>
      <text:p text:style-name="P28"/>
      <text:p text:style-name="P29">There are 3 kinds of transformations.</text:p>
      <text:p text:style-name="P30">Reversal transformation is used to change the direction of an edge temporarily. To be more specific, we want to implement CNOT(qx, qy) but there only exists a directed edge from qy to qx, we can use CNOT(qy, qx) and some additional gates to achieve the same effect with CNOT(qx, qy). It looks like changing the direction of the link in this operation. <text:span text:style-name="T15">The reversal circuit is shown below. It consists of 1 CNOT gate and 4 Hadamard gates .</text:span></text:p>
      <text:p text:style-name="P34"/>
      <text:p text:style-name="P35"><text:span text:style-name="T13">Swap</text:span> transformation <text:span text:style-name="T12">is the most common way of transformation. Its function is exchanging the state of two neighboring qubits. For example, the next operation we want to implement is CNOT(qx, qy), but the controlling qubit qx and the controlled qubit qy are far away from each other, or to say there’s no edge between them. We can swap the state of controlled qubit qx with its neighbor qz which has an edge with it. Then CNOT(qx, qz) is equivalent with CNOT(qx, qy) because original qy has exchanged its state with qz. Now qz keeps the state information of original qy and qy is the original qz. If there still not exists an edge between qx and qz, we can swap qz with its neighbor and repeat this until the final position qf is adjacent to qx and CNOT(qx, qf) can be implemented. We can also swap the controlling qubit to the neighborhood of the controlled qubit. The swap circuit consists of 3 CNOT gates and 4 Hadamard gates.Actually swap is the necessary transformation when the two operands are far away from each other.</text:span></text:p>
      <text:p text:style-name="P31"/>
      <text:p text:style-name="P32">Bridge transformation <text:span text:style-name="T14">is another kind of transformation. Its function is to implement a CNOT gate between two second nearest qubits. For example, there’s an edge between qx and qy, and another edge between qy and qz. Now we want to implement CNOT(qx, qz) and our original way is to swap qx and qy, and then see if it’s necessary to do a reversal transformation between qy and qz. With swap transformation, there’s no need to swap any qubit, we can use the bridge circuit as follows to implement CNOT(qx, qz) directly. This function seems building a bridge between qx and qz over qy. The bridge circuit consists of 4 CNOT gate. Actually, the gate number may be more than 4 because some of the CNOT gates can not be implemented directly and need additional reversal transformations. The real gate number is depend on specific situations as discussions below.</text:span></text:p>
      <text:p text:style-name="P33"><draw:frame draw:style-name="fr1" draw:name="Image6" text:anchor-type="paragraph" svg:x="1.6075in" svg:y="0.1484in" svg:width="3.3339in" svg:height="2.1492in" draw:z-index="5"><draw:image xlink:href="Pictures/100000000000028D000001A59E0FAF53D380B55A.png" xlink:type="simple" xlink:show="embed" xlink:actuate="onLoad" loext:mime-type="image/png"/></draw:frame><text:s/></text:p>
      <text:p text:style-name="P36">Taking use of the transformation above, we can find a correct mapping between pseudo qubits and physical qubits which enables the implementation of the quantum circuit on a real hardware. Actually, the combination of swap and reversal transformation is enough to implement any quantum circuit and all the papers related to qubit allocation only focus on these two transformations. <text:s/>The algorithm to find a mapping is very simple. The first step is to set an initial mapping randomly, and then check the dependency sequence to see if each CNOT gate can be implemented directly. If current CNOT can be implemented directly, check the next CNOT gate. Otherwise, do some transformations to make the CNOT work. After repeating this process, the dependency sequence can be satisfied.</text:p>
      <text:p text:style-name="P37">Take the quantum circuit above as an example. First we need to do an initial mapping. We use the capital Qx to represent a physical qubit in the hardware and the lowercase qx to represent a pseudo <text:soft-page-break/>qubit in the quantum circuit. Our initial mapping: q0 →Q0 , q1 → Q2 , q2 → Q3 , q3 →Q1 . Then we take a look at the dependency sequence and find that CNOT(q0, q1) and CNOT(q2, q1) can be implemented directly because such directed links Q0 → Q2 and Q3 → Q2 exist in the hardware. However CNOT(q1, q3) cannot be implemented because the edge between Q2 and Q1 is from Q1 to Q2. So we can do a reversal transformation to the edge and CNOT(q1, q3) is feasible. The last operation CNOT(q0, q2) cannot be implemented because there’s no edge between them. To solve this, we can swap q1 and q2, and then implement a CNOT(q0, q1) gate. This is equivalent to the operation CNOT(q0, q2). Till now we complete the qubit allocaiton process of the quantum circuit. Here is the final quantum circuit after transformations. <text:s text:c="2"/></text:p>
      <text:p text:style-name="P33"><draw:frame draw:style-name="fr3" draw:name="Image7" text:anchor-type="paragraph" svg:x="0.0661in" svg:y="0.1354in" svg:width="6.6929in" svg:height="1.3398in" draw:z-index="6"><draw:image xlink:href="Pictures/1000000000000473000000E4E69F2168C8553165.png" xlink:type="simple" xlink:show="embed" xlink:actuate="onLoad" loext:mime-type="image/png"/></draw:frame></text:p>
      <text:p text:style-name="P16">Error-oriented Model:</text:p>
      <text:p text:style-name="P16"/>
      <text:p text:style-name="P2">All the discussion above are based on the <text:span text:style-name="T16">assumption that quantum computer has no errors. If it’s true, the problem of qubit allocation has been solved. However, the actual quantum computer suffers from great error which is much worse than classical computers because of the difference in physical foundation. There exists Quantum-Error-Correction-Codes designed for correcting physical errors which is executed above the underlying technology such as trapped ions and semiconductors. However such error-correction layer needs a lot of auxiliary qubits which cannot be afforded by the current hardware. So the most feasible way to reduce the error in quantum computer is to optimize every layer in the software toolflow including the qubit allocation process.</text:span></text:p>
      <text:p text:style-name="P2"/>
      <text:p text:style-name="P3">To reduce the <text:span text:style-name="T18">error in qubit allocation layer, we need to know the sources of error. Then we can do more optimizations which is directed against the sources. There are mainly 2 kinds of error in quantum computer, retention error and operation error. </text:span></text:p>
      <text:p text:style-name="P3"/>
      <text:p text:style-name="P4">Retention error can be called coherence error as well. <text:span text:style-name="T19">The cause of this error is decoherence. This is <text:s/>a physical term which describes a quantum phenomenon that the state of a qubit tends to be different with the original one with time passed even without operations on it. There are 2 kinds of retention error. First, the state 1 with high energy may convert to the state 0 with low energy spontaneously because of the physical principle that state with lower energy is more stable. Second, the state 0 may interact with the environment and absorb extra energy from the outside, and then convert to state 1. These two kinds of error all suffer from execution time. We can quantify them with the average execution time before the certain kind of error occurs. Therefore, to reduce this kind of error, we need to abridge the execution time of the quantum program, which means smaller depth of the synthesized quantum circuits. To optimize the depth of quantum circuits, we expect to introduce less additional gates in the process of qubit allocation.</text:span></text:p>
      <text:p text:style-name="P4"/>
      <text:p text:style-name="P5">Operation error is more understandable. The physical implementation of quantum gates in ibmqx series is microwave. Doing operations on qubits may induce unexpected deviations to the state of qubits, which means operation error. Single-qubit gate error and two-qubit error comprise the operation error which is dominated by the latter one. To reduce operation error, firstly we need to minimize the quantum gates in the circuit, which means introduce less additional gates in qubit allocation. Secondly, we always expect the operations to be done on the most reliable physical qubits and edges considering not all the physical qubits are the same in the hardware. Different physical qubits and the links between them may have different error-rate when doing single-qubit or double-qubit operations on them because of the underlying technology. The most reliable physical qubits and edges have the lowest error-rate so we expect to implement the required CNOT gates and single-qubit gates on them as much as possible.</text:p>
      <text:p text:style-name="P6"><text:soft-page-break/>Therefore, <text:span text:style-name="T20">in order to </text:span>reduc<text:span text:style-name="T20">e</text:span> <text:span text:style-name="T20">execution time and operation error, the goal of qubit allocation is to lessen the total gates and do operations on more reliable qubits and links. We can optimize the problem from the two aspects.</text:span></text:p>
      <text:p text:style-name="P6"/>
      <text:p text:style-name="P17">Lessen the total gates</text:p>
      <text:p text:style-name="P7">With the goal of less gates in the final quantum circuit, our metric is the total count of gates. As discussed above, we need to take use of transformations and introduce additional gates to make our mapping possible. We can see that introduce a reversal transformation will add 5 gates (including the original CNOT gate) to the circuit, so the gate cost of reversal is 5. Similarly, the gate cost of swap is 7. Bridge is special because its gate cost depends on the edge direction which may bring great optimization as discussed below. The basic transformation used in quantum circuits is swap, so we always want to use the least swap transformations to implement the dependency sequence.</text:p>
      <text:p text:style-name="P10">There must exists a mapping strategy with its swap path which can have the least gate cost.</text:p>
      <text:p text:style-name="P8"/>
      <text:p text:style-name="P11">However, in order to find the exact solution, we need to traverse all the possible mapping conditions and try different swap transformations to switch among them. This has been proved to be a <text:s/>NP-complete problem. When the number of qubits becomes very large in the future, this solution is not practical. Instead we can use a heuristic solution. We can initiate the mapping randomly and find the shortest swap path to implement the current CNOT gate in the dependency sequence until the whole dependency sequence is satisfied. This is similar to the shortest path problem in a graph and Floyd Algorithm is suitable for solving it. This is the simplest model of qubit allocation. There are many papers trying to give a better solution and optimize the count of gates with new algorithms. All these papers are based on two transformations, swap and reversal. Here, we propose a new algorithm which also takes bridge transformation into consideration. With a series of optimizations, our algorithm shows 17.6% reduction in the gate cost and much faster speed compared with the latest proposed algorithm for qubit allocation.</text:p>
      <text:p text:style-name="P9"/>
      <text:p text:style-name="P18">Bridge Algorithm </text:p>
      <text:p text:style-name="P12">Before using bridge transformation, we should discuss about the gate cost of bridge. <text:span text:style-name="T22">Bridge transformation is conducted between two second nearest neighbor. For example, we assume the initial mapping is qa → Qa, qb → Qb, qc → Qc. There’s an edge between Qa and Qb, Qb and Qc. The next operation we want to implement is CNOT(qa, qc). </text:span>As discussed above, the <text:span text:style-name="T21">gate cost of bridge depends on the edge direction between Qa and Qb, Qb and Qc. There are 4 possible situations. Under the first situation, both CNOT(qa, qb) and CNOT(qb, qc) can be implemented directly so the gate cost is 4. Under the second situation, CNOT(qa, qb) can be implemented directly but CNOT(qb, qc) needs a reversal transformation. We can draw the circuits with reversal, and some Hadamard gates offset each other because of the equation HH=I. The gate cost is 10. Similarly, we can get the gate cost of the third and forth situation. Their gate costs are both 10.</text:span></text:p>
      <text:p text:style-name="P13"/>
      <text:p text:style-name="P13"/>
      <text:p text:style-name="P13"><draw:frame draw:style-name="fr3" draw:name="Image10" text:anchor-type="paragraph" svg:x="3.8898in" svg:y="0.0047in" svg:width="1.4252in" svg:height="1.2165in" draw:z-index="9"><draw:image xlink:href="Pictures/10000000000000AB000000929F9776A846759EF4.png" xlink:type="simple" xlink:show="embed" xlink:actuate="onLoad" loext:mime-type="image/png"/></draw:frame></text:p>
      <text:p text:style-name="P13"><draw:frame draw:style-name="fr1" draw:name="Image8" text:anchor-type="paragraph" svg:x="0.4673in" svg:y="0.1291in" svg:width="2.2917in" svg:height="0.5665in" draw:z-index="7"><draw:image xlink:href="Pictures/1000020100000113000000443C423B023B1D6247.png" xlink:type="simple" xlink:show="embed" xlink:actuate="onLoad" loext:mime-type="image/png"/></draw:frame></text:p>
      <text:p text:style-name="P13"/>
      <text:p text:style-name="P13"><draw:frame draw:style-name="fr3" draw:name="Image9" text:anchor-type="paragraph" svg:x="0.9972in" svg:y="0.0598in" svg:width="1.4252in" svg:height="1.2165in" draw:z-index="8"><draw:image xlink:href="Pictures/10000000000000AB00000092D099246993F863F5.png" xlink:type="simple" xlink:show="embed" xlink:actuate="onLoad" loext:mime-type="image/png"/></draw:frame></text:p>
      <text:p text:style-name="P13"/>
      <text:p text:style-name="P13"><draw:frame draw:style-name="fr1" draw:name="Image11" text:anchor-type="paragraph" svg:x="3.8862in" svg:y="0.0874in" svg:width="2.2917in" svg:height="0.5665in" draw:z-index="10"><draw:image xlink:href="Pictures/100002010000011300000044566B6F9E81E45AC6.png" xlink:type="simple" xlink:show="embed" xlink:actuate="onLoad" loext:mime-type="image/png"/></draw:frame></text:p>
      <text:p text:style-name="P13"/>
      <text:p text:style-name="P13"/>
      <text:p text:style-name="P13"><text:soft-page-break/>Then we take a look at the effect of swap transformation on the 4 situations. We assume that we always swap the controlling qubit. Under the first situation, we need to swap once and implement a CNOT gate, so the gate cost is 8. Under the second situation, we need to swap once and do another reversal, so the gate cost is 12. The third situation and the forth situation are similar to the first one and the second one, their gate costs are 8 and 12 respectively. So except the third situation, bridge transformation can have less gate cost than swap. </text:p>
      <text:p text:style-name="P1">Actually, the advantage of bridge transformation is far more than that. <text:span text:style-name="T23">We can list the advantages of bridge and then give some examples to show how it can reduce the total gate cost. First, it’s obvious that bridge has less gate cost than swap under most situations. Second, bridge can avoid latent swap in the next CNOT operation. The controlling qubit and the controlled qubit must be adjacent to each other when only using swap. If we moved the controlling qubit to the neighbor of the controlled qubit, and the next operation also needs to move the original controlling qubit, it has to be swapped back. Through bridge transformation the controlling qubit can interact with the controlled qubit without being adjacent to it. If the original controlling qubit is used again in the next CNOT operation, one swap transformation or 7 additional gates may be saved. Third, the Hadamard gates introduced by bridge transformation are on the periphery which can offset other Hadamard gates introduced by other bridge and reversal transformations or the original ones in the circuit. Hadamard gates introduced by both of bridge and reversal transformation are peripheral ones which can offset other Hadamard gates in the outside circuit because of HH=I. This can bring a huge reduction in the total gate cost because of the spatial locality of quantum program which means the CNOT gates on a certain set of qubits tend to appear continuously in a quantum circuit. And almost all the Hadamard gates in the original quantum circuit appear after CNOT gates in the real benchmark. All the factors contribute to the great reduction based on the offset Hadamard gate. In the following examples, we assume the initial mapping is qx → Qx where x=0,1,2,3,4.</text:span></text:p>
      <text:p text:style-name="P1"/>
      <text:p text:style-name="P38">Example2:</text:p>
      <text:p text:style-name="P38"><draw:frame draw:style-name="fr1" draw:name="Image12" text:anchor-type="paragraph" svg:x="1.0654in" svg:y="0.1102in" svg:width="4.8827in" svg:height="2.4362in" draw:z-index="11"><draw:image xlink:href="Pictures/100000000000038A000001C4D7ABFAAA8316F60F.png" xlink:type="simple" xlink:show="embed" xlink:actuate="onLoad" loext:mime-type="image/png"/></draw:frame></text:p>
      <text:p text:style-name="P38"><text:span text:style-name="T24">If we use swap only, we need to swap(q0, q1) to implement CNOT(q0, q2), and then <text:s/>swap(q3, q4) to implement CNOT(q2, q4). With bridge, CNOT(q0, q2) and CNOT(q2, q4) can be directly implemented without moving any qubit. The gate cost is 16 and 8 respectively.</text:span></text:p>
      <text:p text:style-name="P38"/>
      <text:p text:style-name="P40">Example3:</text:p>
      <text:p text:style-name="P41"><draw:frame draw:style-name="fr1" draw:name="Image13" text:anchor-type="paragraph" svg:x="1.0791in" svg:y="0.1181in" svg:width="4.6071in" svg:height="1.6307in" draw:z-index="12"><draw:image xlink:href="Pictures/100000000000030900000113C7E2BCDC77D39D8D.png" xlink:type="simple" xlink:show="embed" xlink:actuate="onLoad" loext:mime-type="image/png"/></draw:frame></text:p>
      <text:p text:style-name="P42"><text:soft-page-break/>Using swap only, <text:span text:style-name="T25">the best solution is to swap(q0, q1) and then do a reversal between q1 and q2 to implement CNOT(q0, q2). The following operations can be implemented directly and the total gate cost is 15.</text:span></text:p>
      <text:p text:style-name="P42"/>
      <text:p text:style-name="P42"><draw:frame draw:style-name="fr4" draw:name="Image15" text:anchor-type="paragraph" svg:width="6.6929in" svg:height="1.3075in" draw:z-index="14"><draw:image xlink:href="Pictures/100000000000036B000000AB8478ED1D7C446ECC.png" xlink:type="simple" xlink:show="embed" xlink:actuate="onLoad" loext:mime-type="image/png"/></draw:frame></text:p>
      <text:p text:style-name="P42">Through bridge transformation, we can implement a bridge circuit between q0 and q2, and then a reversal between q0 and q1. Here is the quantum circuit after transformations. We can find that many Hadamard gates introduced by bridge and reversal offset each other. Also the Hadamard gates in the original circuit offset the ones in the transformation circuit. <text:span text:style-name="T25">The gate cost is 9 which is better than using swap only. </text:span>Such kind of offset is a big benefit of bridge transformation which leads to a huge reduction in total gate cost. </text:p>
      <text:p text:style-name="P41"><draw:frame draw:style-name="fr1" draw:name="Image14" text:anchor-type="paragraph" svg:x="0.4583in" svg:y="0.2453in" svg:width="5.9126in" svg:height="1.1563in" draw:z-index="13"><draw:image xlink:href="Pictures/1000000000000393000000B38FE002CAE92DA691.png" xlink:type="simple" xlink:show="embed" xlink:actuate="onLoad" loext:mime-type="image/png"/></draw:frame></text:p>
      <text:p text:style-name="P21"/>
      <text:p text:style-name="P44"><draw:frame draw:style-name="fr3" draw:name="Image16" text:anchor-type="paragraph" svg:x="0.9165in" svg:y="0.2984in" svg:width="4.6382in" svg:height="2.6563in" draw:z-index="15"><draw:image xlink:href="Pictures/100000000000033F000001DC331D6D48A1CCF582.png" xlink:type="simple" xlink:show="embed" xlink:actuate="onLoad" loext:mime-type="image/png"/></draw:frame>Example4:</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This is a segment of benchmark decod24-bdd_294.qasm and the initial mapping can be found in the hardware ibmqx5. The best solution with swap only is: swap(q1, q0), reversal(q0, q2), swap(q1,q0), CNOT(q0, q2), CNOT(q1, q0), H(q2),s wap(q1, q0), CNOT(q0, q2), reversal(q1, q3), H(q3). The total gate cost is 34.</text:p>
      <text:p text:style-name="P45"><draw:frame draw:style-name="fr1" draw:name="Image17" text:anchor-type="paragraph" svg:x="0in" svg:y="0.0772in" svg:width="6.6929in" svg:height="0.8646in" draw:z-index="16"><draw:image xlink:href="Pictures/10000000000004A000000099C6590D20E825C94B.png" xlink:type="simple" xlink:show="embed" xlink:actuate="onLoad" loext:mime-type="image/png"/></draw:frame></text:p>
      <text:p text:style-name="P45"/>
      <text:p text:style-name="P45"><text:soft-page-break/>Through bridge, all the CNOT gate can be directly implemented <text:span text:style-name="T26">without swapping any qubit. Here is the circuit after transformations. We can see that bridge can avoid latent swap in the next operation to reduce additional gates. The total gate cost is 26.</text:span></text:p>
      <text:p text:style-name="P45"><draw:frame draw:style-name="fr1" draw:name="Image18" text:anchor-type="paragraph" svg:x="0.2799in" svg:y="0.1547in" svg:width="6.2339in" svg:height="1.0583in" draw:z-index="17"><draw:image xlink:href="Pictures/100000000000049A000000C85DB58A37AAD2AC9E.png" xlink:type="simple" xlink:show="embed" xlink:actuate="onLoad" loext:mime-type="image/png"/></draw:frame></text:p>
      <text:p text:style-name="P46">Algorithm</text:p>
      <text:p text:style-name="P43"/>
      <text:p text:style-name="P43">To take better use of bridge transformation, we need more optimizations in the real qubit allocation process, including finding an efficient initial mapping and cutting layers to find a local best sequence for implementing CNOT ga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2T16:08:56.686456986</meta:creation-date>
    <meta:generator>LibreOffice/6.0.3.2$Linux_X86_64 LibreOffice_project/00m0$Build-2</meta:generator>
    <dc:date>2018-08-08T11:41:33.682771116</dc:date>
    <meta:editing-duration>PT9H48S</meta:editing-duration>
    <meta:editing-cycles>109</meta:editing-cycles>
    <meta:document-statistic meta:table-count="0" meta:image-count="18" meta:object-count="0" meta:page-count="8" meta:paragraph-count="43" meta:word-count="3333" meta:character-count="19714" meta:non-whitespace-character-count="16404"/>
  </office:meta>
</office:document-meta>
</file>